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2100000EBDD45D7869F63C9F1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cm" svg:height="12.573cm" svg:x="7.523cm" svg:y="0.085cm">
          <draw:image xlink:href="Pictures/1000000000000D2100000EBDD45D7869F63C9F13.jpg" xlink:type="simple" xlink:show="embed" xlink:actuate="onLoad" loext:mime-type="image/jpeg">
            <text:p/>
          </draw:image>
        </draw:frame>
        <draw:frame draw:style-name="gr2" draw:text-style-name="P2" draw:layer="layout" svg:width="5.709cm" svg:height="0.962cm" svg:x="0.341cm" svg:y="7.591cm">
          <draw:text-box>
            <text:p>Bouton assignable</text:p>
          </draw:text-box>
        </draw:frame>
        <draw:line draw:style-name="gr3" draw:text-style-name="P3" draw:layer="layout" svg:x1="6.023cm" svg:y1="8.086cm" svg:x2="9.833cm" svg:y2="5.54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4.2$Linux_X86_64 LibreOffice_project/40$Build-2</meta:generator>
    <dc:date>2020-07-13T15:07:41.892800557</dc:date>
    <meta:editing-duration>PT16M29S</meta:editing-duration>
    <meta:editing-cycles>4</meta:editing-cycles>
    <meta:document-statistic meta:object-count="3"/>
  </office:meta>
</office:document-meta>
</file>